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fo:color="#663366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Standard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fo:color="#0000cc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officeooo:rsid="0009d5f8" officeooo:paragraph-rsid="0009d5f8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color="#00cccc"/>
    </style:style>
    <style:style style:name="T5" style:family="text">
      <style:text-properties fo:color="#000000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id to Obs Use Case</text:h>
      <text:p text:style-name="Heading">Purpose:</text:p>
      <text:p text:style-name="P6">Performs grid-to-obs verification using the MET tools. <text:s/>First, pb2nc is applied to prepBUFR files (observation files) to stratify and convert those files into NetCDF files that MET can recognize. <text:s/>Then, using the pb2nc output as input, along with gridded forecast files (model data) to the MET point_stat tool to calculate statistics at observation points.</text:p>
      <text:p text:style-name="Heading">Overview:</text:p>
      <text:p text:style-name="Standard">The configuration files provided in the METplus/parm/use_cases_grid_to_obs directory allow you to perform a grid-to-obs verification using MET tools for two specific examples: upper air and conus surface. <text:s/>The configurations can be run after the user replaces <text:span text:style-name="T2">/path/to</text:span> with the full path to the directories and files in her/his running environment. <text:s/>The user can customize/experiment by modifying the dates, message types, variables, etc. which are highlighted as <text:span text:style-name="T3">red text</text:span> (illustrated below in the configuration file description).</text:p>
      <text:p text:style-name="Standard"/>
      <text:p text:style-name="Standard">The grid_to_obs.conf file is the 'default' configuration file for performing a grid_to_obs verification on for conus surface data. <text:s/>For an example of performing a grid-to-obs verification for upper air data, refer to the upper_air.conf configuration file in the METplus/parm/use_cases/grid_to_obs/examples directory. <text:s/>The conus_sfc.conf file in the METplus/parm/use_cases/grid_to_obs/examples directory is identical to the grid_to_obs.conf file.</text:p>
      <text:p text:style-name="Standard"/>
      <text:p text:style-name="Standard">To run the conus surface grid_to_obs verification, run the following:</text:p>
      <text:p text:style-name="P3">master_metplus.py -c &lt;your/path/to/METplus/code&gt;/METplus/parm/use_cases/grid_to_obs/grid_to_obs.conf</text:p>
      <text:p text:style-name="P3"/>
      <text:p text:style-name="Standard">To run the upper air grid_to_obs verification, run the following:</text:p>
      <text:p text:style-name="P3">master_metplus.py -c &lt;your/path/to/METplus/code&gt;/METplus/parm/use_cases/grid_to_obs/examples/upper_air.conf</text:p>
      <text:p text:style-name="P3"/>
      <text:p text:style-name="P4">You may also override any of these setting by creating your own configuration file, and call this last. Following the example for running the upper air grid_to_obs verification, one can simply leave the</text:p>
      <text:p text:style-name="P4">original settings in the upper_air.conf file and define custom begin and end times in a custom configuration file*:</text:p>
      <text:p text:style-name="P3">master_metplus.py -c &lt;your/path/to/METplus/code&gt;/METplus/parm/use_cases/grid_to_obs/examples/upper_air.conf</text:p>
      <text:p text:style-name="P3">&lt;your/full/path/to/your/custom/config&gt;/my_custom_overriding_upper_air.conf</text:p>
      <text:p text:style-name="P3"/>
      <text:p text:style-name="P3">*Make sure your key-value settings are under the same section header that correspond to the section where you are overriding values:</text:p>
      <text:p text:style-name="P8">[config]</text:p>
      <text:p text:style-name="P7"><text:span text:style-name="T5">START_HOUR</text:span> - <text:s/>0</text:p>
      <text:p text:style-name="P7"><text:span text:style-name="T5">END_HOUR</text:span> <text:s text:c="4"/>- <text:s text:c="2"/>18</text:p>
      <text:p text:style-name="P7"><text:span text:style-name="T5">BEG_TIME</text:span> – 20170605</text:p>
      <text:p text:style-name="P2"><text:span text:style-name="T6">END_TIME</text:span><text:span text:style-name="T7"> = 20170615</text:span></text:p>
      <text:p text:style-name="P9">INTERVAL_TIME=12</text:p>
      <text:p text:style-name="Heading"><text:soft-page-break/><text:span text:style-name="T1">Configuration file description</text:span>:</text:p>
      <text:p text:style-name="Standard">For the directory section, indicated by <text:span text:style-name="T4">[dir]</text:span>, replace any '/path/to' text with the full path for that associated value:</text:p>
      <text:p text:style-name="Standard"/>
      <text:p text:style-name="P1">[dir]</text:p>
      <text:p text:style-name="Standard">PROJ_DIR <text:s/>- where you want your project files to reside</text:p>
      <text:p text:style-name="Standard">TMP_DIR <text:s text:c="2"/>- where you want your temporary files to reside</text:p>
      <text:p text:style-name="Standard">OUTPUT_BASE - the base directory for all output files</text:p>
      <text:p text:style-name="Standard">METPLUS_BASE - the base directory where MET+ is installed</text:p>
      <text:p text:style-name="Standard">MET_INSTALL_DIR - the location of the MET installation</text:p>
      <text:p text:style-name="Standard">PARM_BASE - the base directory where all parameter files are located (MET and MET+ param files)</text:p>
      <text:p text:style-name="Standard"/>
      <text:p text:style-name="P5">For pb2nc:</text:p>
      <text:p text:style-name="P2">PREPBUFR_DATA_DIR – directory where prepBUFR files reside</text:p>
      <text:p text:style-name="P13"><text:span text:style-name="T3">PB2NC_OUTPUT_DIR</text:span> – directory where pb2nc output (in NetCDF) is to be saved.</text:p>
      <text:p text:style-name="P2"/>
      <text:p text:style-name="P10">For point_stat:</text:p>
      <text:p text:style-name="Standard">FCST_INPUT_DIR <text:s/>- the directory where your model data resides</text:p>
      <text:p text:style-name="Standard">OBS_INPUT_DIR - the directory where your pb2nc output files (in NetCDF) are located</text:p>
      <text:p text:style-name="Standard"><text:span text:style-name="T3">POINT_STAT_OUTPUT_DIR</text:span> – location for all point_stat output files to reside, based on the </text:p>
      <text:p text:style-name="Standard"><text:s text:c="54"/>OUTPUT_BASE value: </text:p>
      <text:p text:style-name="Standard"><text:s text:c="53"/>{OUTPUT_BASE}/path/to</text:p>
      <text:p text:style-name="Standard"/>
      <text:p text:style-name="P2">For the configuration section, indicated by <text:span text:style-name="T4">[config]</text:span>, set the following values to meet your specifications:</text:p>
      <text:p text:style-name="P2"/>
      <text:p text:style-name="P1">[config]</text:p>
      <text:p text:style-name="P2">LOOP_METHOD – 'processes' is currently supported, 'time' to be implemented later.</text:p>
      <text:p text:style-name="P1"/>
      <text:p text:style-name="P2"><text:span text:style-name="T3">LOG_LEVEL</text:span> <text:s/>- </text:p>
      <text:p text:style-name="P2"><text:s text:c="27"/>DEBUG is the most verbose and is valuable for debugging (provides all error, </text:p>
      <text:p text:style-name="P2"><text:s text:c="27"/>warning, and info messages in addition to debug messages)</text:p>
      <text:p text:style-name="P2"/>
      <text:p text:style-name="P2"><text:s text:c="27"/>INFO is the next least verbose (provides all error, warning and info messages)</text:p>
      <text:p text:style-name="P2"><text:s text:c="4"/></text:p>
      <text:p text:style-name="P2"><text:s text:c="27"/>WARN is the next least verbose (provides only error and warning messages)</text:p>
      <text:p text:style-name="P2"/>
      <text:p text:style-name="P2"><text:s text:c="27"/>ERROR is the least verbose (provides only error messages)</text:p>
      <text:p text:style-name="P2"/>
      <text:p text:style-name="P2">OVERWRITE_NC_OUTPUT – yes or no; overwrite the pb2nc output if it already exists in the </text:p>
      <text:p text:style-name="P2"><text:s text:c="53"/>specified output directory</text:p>
      <text:p text:style-name="P2"/>
      <text:p text:style-name="P2"/>
      <text:p text:style-name="P2">TIME_METHOD – BY_VALID or BY_INIT <text:s/>selects times based on either valid times or initialization </text:p>
      <text:p text:style-name="P2"><text:s text:c="76"/>times. For this use case, BY_VALID is used.</text:p>
      <text:p text:style-name="P2"/>
      <text:p text:style-name="P2"><text:span text:style-name="T3">START_HOUR</text:span> - <text:s/>The beginning hour defining your time window of interest</text:p>
      <text:p text:style-name="P2"><text:span text:style-name="T3">END_HOUR</text:span> <text:s text:c="4"/>- <text:s text:c="2"/>The ending hour defining hour time window of interest</text:p>
      <text:p text:style-name="P2"><text:soft-page-break/><text:span text:style-name="T3">BEG_TIME</text:span> – The year, month, day (YYYYMMDD) defining the start of your time window of interest</text:p>
      <text:p text:style-name="P2"><text:span text:style-name="T3">END_TIME</text:span> – The year, month, day (YYYYMMDD) defining the end of your time window of </text:p>
      <text:p text:style-name="P2"><text:s text:c="25"/>interest.</text:p>
      <text:p text:style-name="P2"><text:span text:style-name="T3">INTERVAL_TIME</text:span> – The interval time in hours/time step, used by the pb2nc wrapper.</text:p>
      <text:p text:style-name="P2"/>
      <text:p text:style-name="P2">VERTICAL_LOCATION – upper_air for the upper air example, or conus_sfc for the conus surface </text:p>
      <text:p text:style-name="P2"><text:s text:c="46"/>example</text:p>
      <text:p text:style-name="P2"/>
      <text:p text:style-name="P5">For pb2nc:</text:p>
      <text:p text:style-name="P2">PB2NC_CONFIG_FILE <text:s/>- the location of your MET pb2nc config file, this is relative to the </text:p>
      <text:p text:style-name="P2"><text:s text:c="44"/>PARM_BASE you defined in the directory section of the MET+ </text:p>
      <text:p text:style-name="P2"><text:s text:c="44"/>grid_to_obs.conf or one of the example configuration files </text:p>
      <text:p text:style-name="P2"><text:s text:c="44"/>(conus_sfc.conf, upper_air.conf).</text:p>
      <text:p text:style-name="P2"><text:span text:style-name="T3">PB2NC_GRID</text:span> <text:s/>- corresponds to <text:span text:style-name="T2">grid</text:span> in the verification masking regions in the MET pb2nc</text:p>
      <text:p text:style-name="P2"><text:s text:c="29"/>config file.</text:p>
      <text:p text:style-name="P2"><text:span text:style-name="T3">PB2NC_POLY</text:span> – corresponds to <text:span text:style-name="T2">poly</text:span> in the verification masking regions in the MET pb2nc </text:p>
      <text:p text:style-name="P2"><text:s text:c="29"/>config file. <text:s/>If you are defining a long list of poly masking files, you may need to</text:p>
      <text:p text:style-name="P2"><text:s text:c="28"/>define these in the MET pb2nc config file, as there is a limit to the string length of</text:p>
      <text:p text:style-name="P2"><text:s text:c="27"/>environment variables.</text:p>
      <text:p text:style-name="P2"><text:span text:style-name="T3">PB2NC_STATION_ID</text:span> – corresponds to the prepBufr station id, <text:span text:style-name="T2">station_id</text:span> in the MET pb2nc</text:p>
      <text:p text:style-name="P2"><text:s text:c="42"/>config file.</text:p>
      <text:p text:style-name="P2"><text:span text:style-name="T3">PB2NC_MESSAGE_TYPE</text:span> – corresponds to the prepBufr message type, <text:span text:style-name="T2">message_type</text:span> in the MET </text:p>
      <text:p text:style-name="P2"><text:s text:c="49"/>pb2nc config file. </text:p>
      <text:p text:style-name="P1"/>
      <text:p text:style-name="P2">TIME_SUMMARY_FLAG – set to False to skip performing time summary. <text:s/>There is a bug in met-6.1 </text:p>
      <text:p text:style-name="P2"><text:s text:c="49"/>that will produce undesirable results if set to True.</text:p>
      <text:p text:style-name="P2"/>
      <text:p text:style-name="P2"/>
      <text:p text:style-name="P2"/>
      <text:p text:style-name="P10">For point_stat:</text:p>
      <text:p text:style-name="P2">POINT_STAT_CONFIG_FILE – the location of your MET point_stat config file, this is relative to the</text:p>
      <text:p text:style-name="P2"><text:s text:c="55"/>PARM_BASE you defined in the directory section of the MET+</text:p>
      <text:p text:style-name="P2"><text:s text:c="55"/>grid_to_obs.conf or one of the example configuration files</text:p>
      <text:p text:style-name="P2"><text:s text:c="55"/>(conus_sfc.conf, upper_air.conf).</text:p>
      <text:p text:style-name="P2"/>
      <text:p text:style-name="P2"><text:span text:style-name="T3">FCST_HR_START</text:span> – the starting hour of the forecast hour of interest.</text:p>
      <text:p text:style-name="P2"><text:span text:style-name="T3">FCST_HR_END</text:span> <text:s text:c="4"/>- the ending hour of the forecast hour of interest.</text:p>
      <text:p text:style-name="P2"><text:span text:style-name="T3">FCST_HR_INTERVAL</text:span> – the step size/interval in hours used to define all the forecast hours of interest.</text:p>
      <text:p text:style-name="P2"/>
      <text:p text:style-name="P2">MODEL_NAME <text:s/>- the name of the model/fcst data (e.g. GFS)</text:p>
      <text:p text:style-name="P2">OBS_NAME <text:s text:c="2"/>- the name of the observation data (e.g. NAM, GDAS)</text:p>
      <text:p text:style-name="P2"/>
      <text:p text:style-name="P2">REGRID_TO_GRID – the verification grid. <text:s/>Corresponds to <text:span text:style-name="T2">to_grid</text:span> in the regrid dictionary of the</text:p>
      <text:p text:style-name="P2"><text:s text:c="38"/>MET point_stat config file.</text:p>
      <text:p text:style-name="P2"/>
      <text:p text:style-name="P2">POINT_STAT_GRID – the verification masking region, corresponds to <text:span text:style-name="T2">grid</text:span> in the mask dictionary of </text:p>
      <text:p text:style-name="P2"><text:s text:c="40"/>the MET point_stat config file.</text:p>
      <text:p text:style-name="P2"><text:span text:style-name="T3">POINT_STAT_POLY</text:span> – the verification masking region, corresponds to <text:span text:style-name="T2">poly</text:span> in the mask dictionary</text:p>
      <text:p text:style-name="P2"><text:s text:c="40"/>of the MET point_stat config file.</text:p>
      <text:p text:style-name="P2"><text:soft-page-break/><text:span text:style-name="T3">POINT_STAT_STATION_ID</text:span> – corresponds to <text:span text:style-name="T2">sid</text:span> in the mask dictionary used for the verification</text:p>
      <text:p text:style-name="P2"><text:s text:c="53"/>masking regions.</text:p>
      <text:p text:style-name="P2"/>
      <text:p text:style-name="P2"><text:span text:style-name="T3">POINT_STAT_MESSAGE_TYPE</text:span> - <text:s/>corresponds to <text:span text:style-name="T2">message_type</text:span> in the point observation</text:p>
      <text:p text:style-name="P2"><text:s text:c="61"/>filtering options in the MET point_stat config file.</text:p>
      <text:p text:style-name="P2"/>
      <text:p text:style-name="P2"/>
      <text:p text:style-name="P2">The following represent the field names, levels, and options in the fcst dictionary where forecast and </text:p>
      <text:p text:style-name="P2">observation fields to be verified are located in the MET point_stat config file. <text:s/>Options can be cat_thresholds or GRIB_lvl_val1 = ###, where ### represents a numerical grib level value.</text:p>
      <text:p text:style-name="P2"><text:span text:style-name="T3">FCST_VAR1_NAME</text:span> – variable name for the first variable</text:p>
      <text:p text:style-name="P2"><text:span text:style-name="T3">FCST_VAR1_LEVELS</text:span> – a list of levels for the first variable</text:p>
      <text:p text:style-name="P2"><text:span text:style-name="T3">FCST_VAR1_OPTIONS</text:span> – optional, options such as cat_thresh or GRIB_lvl_val1, or unit conversion</text:p>
      <text:p text:style-name="P2"><text:s text:c="45"/>definitions</text:p>
      <text:p text:style-name="P2">…</text:p>
      <text:p text:style-name="P2"><text:span text:style-name="T3">FCST_VARn_NAME</text:span> – variable name for the nth variable</text:p>
      <text:p text:style-name="P2"><text:span text:style-name="T3">FCST_VARn_LEVELS</text:span> – variable name for the nth variable</text:p>
      <text:p text:style-name="P2"><text:span text:style-name="T3">FCST_VARn_OPTIONS</text:span> – optional. Options for the nth variable</text:p>
      <text:p text:style-name="P2"/>
      <text:p text:style-name="P2"/>
      <text:p text:style-name="P1">[filename_templates]</text:p>
      <text:p text:style-name="P2">NC_FILE_TMPL – the output NetCDF filename template from the output generated from running</text:p>
      <text:p text:style-name="P2"><text:s text:c="33"/>pb2nc.</text:p>
      <text:p text:style-name="P2"/>
      <text:p text:style-name="P1"/>
      <text:p text:style-name="P2">For the configuration section, indicated by <text:span text:style-name="T4">[regex_pattern]</text:span>, set the following values to meet your specifications:</text:p>
      <text:p text:style-name="P1">[regex_pattern]</text:p>
      <text:p text:style-name="P2">PREPBUFR_DIR_REGEX – the regular expression describing the directory where prepBUFR input </text:p>
      <text:p text:style-name="P2"><text:s text:c="49"/>files reside.</text:p>
      <text:p text:style-name="P2">PREPBUFR_FILE_REGEX – the regular expression describing the format of the prepBUFR input </text:p>
      <text:p text:style-name="P2"><text:s text:c="50"/>files.</text:p>
      <text:p text:style-name="P2"/>
      <text:p text:style-name="P2"/>
      <text:p text:style-name="P2"><text:s/></text:p>
      <text:p text:style-name="P2"/>
      <text:p text:style-name="P2"><text:s text:c="2"/></text:p>
      <text:p text:style-name="P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39:35</meta:creation-date>
    <dc:date>2018-03-30T17:49:12.356981823</dc:date>
    <meta:editing-duration>PT7H2M14S</meta:editing-duration>
    <meta:editing-cycles>6</meta:editing-cycles>
    <meta:generator>LibreOffice/6.0.2.1$Linux_X86_64 LibreOffice_project/f7f06a8f319e4b62f9bc5095aa112a65d2f3ac89</meta:generator>
    <meta:document-statistic meta:table-count="0" meta:image-count="0" meta:object-count="0" meta:page-count="4" meta:paragraph-count="119" meta:word-count="1128" meta:character-count="9422" meta:non-whitespace-character-count="6912"/>
  </office:meta>
</office:document-meta>
</file>